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7-09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4-02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1-15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10-10 21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7-10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4-17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1-12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10-03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7-11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4-04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1-11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10-19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7-06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4-13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2-01 2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12-28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12-01 2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10-22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9-15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7-07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4-14 12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2-04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10-21 2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8-27 21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8-25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8-19 21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7-16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7-15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6-03 22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3-12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1-08 2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2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10-09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10-03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7-18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7-16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4-29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4-03 22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2-05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9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10-04 12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7-09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7-03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6-11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4-24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4-06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1-19 1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8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07-25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06-29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05-30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04-27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03-29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02-23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7-01-31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6-12-22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6-11-30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6-10-25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6-09-29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10072435401</text:p>
          </table:table-cell>
          <table:table-cell office:value-type="string" calcext:value-type="string">
            <text:p>MA-CSW <text:s text:c="3"/>8R <text:s/>COLRAIN, MA</text:p>
          </table:table-cell>
          <table:table-cell office:value-type="string" calcext:value-type="string">
            <text:p>2016-08-26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288" meta:object-count="0"/>
    <meta:user-defined meta:name="AppVersion">3.0</meta:user-defined>
  </office:meta>
</office:document-meta>
</file>